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96.29pt"/>
    </style:style>
    <style:style style:name="co5" style:family="table-column">
      <style:table-column-properties fo:break-before="auto" style:column-width="104.4pt"/>
    </style:style>
    <style:style style:name="co6" style:family="table-column">
      <style:table-column-properties fo:break-before="auto" style:column-width="153.81pt"/>
    </style:style>
    <style:style style:name="co7" style:family="table-column">
      <style:table-column-properties fo:break-before="auto" style:column-width="258.21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34.55pt" fo:break-before="auto" style:use-optimal-row-height="true"/>
    </style:style>
    <style:style style:name="ro5" style:family="table-row">
      <style:table-row-properties style:row-height="68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e7ffe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7ffe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f0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f0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5" table:default-cell-style-name="ce6"/>
        <table:table-column table:style-name="co8" table:default-cell-style-name="ce6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STM32F103RGT6 Pin (LQFP64)</text:p>
          </table:table-cell>
          <table:table-cell table:style-name="ce1" office:value-type="string" calcext:value-type="string">
            <text:p>F103 Main Function (after reset)</text:p>
          </table:table-cell>
          <table:table-cell table:style-name="ce1" office:value-type="string" calcext:value-type="string">
            <text:p>F103 Default</text:p>
          </table:table-cell>
          <table:table-cell table:style-name="ce1" office:value-type="string" calcext:value-type="string">
            <text:p>F103 Remap</text:p>
          </table:table-cell>
          <table:table-cell table:style-name="ce1" office:value-type="string" calcext:value-type="string">
            <text:p>Required State</text:p>
          </table:table-cell>
          <table:table-cell table:style-name="ce1" office:value-type="string" calcext:value-type="string">
            <text:p>Interrupts</text:p>
          </table:table-cell>
          <table:table-cell table:style-name="ce1" office:value-type="string" calcext:value-type="string">
            <text:p>Notes</text:p>
          </table:table-cell>
          <table:table-cell table:style-name="ce5" office:value-type="string" calcext:value-type="string">
            <text:p>LabWiz v0.3 Function</text:p>
          </table:table-cell>
          <table:table-cell table:style-name="ce7" office:value-type="string" calcext:value-type="string">
            <text:p>LabWiz v0.3 Net Name</text:p>
          </table:table-cell>
          <table:table-cell table:style-name="ce8" office:value-type="string" calcext:value-type="string">
            <text:p>LabWiz v0.4 Function</text:p>
          </table:table-cell>
          <table:table-cell table:style-name="ce8" office:value-type="string" calcext:value-type="string">
            <text:p>LabWiz v0.4 Net Name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: Battery connection for RTC battery backup. Cannot remap function. Pin has no other functions.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3-TAMPER- R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LCD_A0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A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OSC32_IN: RTC crystal. Cannot remap function.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RTC_OSC_IN</text:p>
          </table:table-cell>
          <table:table-cell office:value-type="string" calcext:value-type="string">
            <text:p>RCC_OSC32_IN</text:p>
          </table:table-cell>
          <table:table-cell office:value-type="string" calcext:value-type="string">
            <text:p>RTC_OSC_I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OUT</text:p>
          </table:table-cell>
          <table:table-cell table:style-name="ce3" office:value-type="string" calcext:value-type="string">
            <text:p>GPIO_EXTI15, ADC1_EXTI15, ADC2_EXTI15</text:p>
          </table:table-cell>
          <table:table-cell office:value-type="string" calcext:value-type="string">
            <text:p>OSC32_OUT: RTC crystal. Cannot remap function.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RTC_OSC_OUT</text:p>
          </table:table-cell>
          <table:table-cell office:value-type="string" calcext:value-type="string">
            <text:p>RCC_OSC32_OUT</text:p>
          </table:table-cell>
          <table:table-cell office:value-type="string" calcext:value-type="string">
            <text:p>RTC_OSC_O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OSC_IN: 8 MHz crystal. Cannot remap function.</text:p>
          </table:table-cell>
          <table:table-cell table:number-columns-repeated="4" office:value-type="string" calcext:value-type="string">
            <text:p>OSC_I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_OUT</text:p>
          </table:table-cell>
          <table:table-cell table:style-name="ce3" office:value-type="string" calcext:value-type="string">
            <text:p>GPIO_EXTI1</text:p>
          </table:table-cell>
          <table:table-cell office:value-type="string" calcext:value-type="string">
            <text:p>OSC_OUT: 8 MHz crystal. Cannot remap function.</text:p>
          </table:table-cell>
          <table:table-cell table:number-columns-repeated="4" office:value-type="string" calcext:value-type="string">
            <text:p>OSC_OUT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NRST: Hard processor reset. Cannot remap function. Pin has no other functions. Should be on its own momentary switch accessible from outside the enclosure.</text:p>
          </table:table-cell>
          <table:table-cell table:number-columns-repeated="4" office:value-type="string" calcext:value-type="string">
            <text:p>N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3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0-WK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 / USART2_CTS / ADC123_IN0 / TIM2_CH1_ETR / TIM5_CH1 / TIM8_E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This must be the power button (SW_PWR) because PA0 is the pin that can wake the processor from the lowest sleep state.</text:p>
            <text:p/>
            <text:p>Regular input during normal operation. WKUP during sleep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SYS_WKUP</text:p>
          </table:table-cell>
          <table:table-cell office:value-type="string" calcext:value-type="string">
            <text:p>SW_PW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2_RTS / ADC123_IN1 / TIM5_CH2 / TIM2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1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 / TIM5_CH3 / ADC123_IN2 / TIM9_CH1 / TIM2_CH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TX</text:p>
          </table:table-cell>
          <table:table-cell office:value-type="string" calcext:value-type="string">
            <text:p>USART2_TX (Mode Asynchronous)</text:p>
          </table:table-cell>
          <table:table-cell office:value-type="string" calcext:value-type="string">
            <text:p>USART2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 / TIM5_CH4 / ADC123_IN3 / TIM2_CH4 / TIM9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RX</text:p>
          </table:table-cell>
          <table:table-cell office:value-type="string" calcext:value-type="string">
            <text:p>USART2_RX (Mode Asynchronous)</text:p>
          </table:table-cell>
          <table:table-cell office:value-type="string" calcext:value-type="string">
            <text:p>USART2_R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 / USART2_CK / DAC_OUT1 / ADC12_IN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1</text:p>
          </table:table-cell>
          <table:table-cell office:value-type="string" calcext:value-type="string">
            <text:p>SPI1_NSS (Hardware NSS Signal Hardware NSS Output Signal)</text:p>
          </table:table-cell>
          <table:table-cell office:value-type="string" calcext:value-type="string">
            <text:p>MOD1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 / DAC_OUT2 / ADC12_IN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SCK</text:p>
          </table:table-cell>
          <table:table-cell office:value-type="string" calcext:value-type="string">
            <text:p>SPI1_SCK (Mode Full-Duplex Master)</text:p>
          </table:table-cell>
          <table:table-cell office:value-type="string" calcext:value-type="string">
            <text:p>SPI1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 / TIM8_BKIN / ADC12_IN6 / TIM3_CH1 / TIM1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ISO</text:p>
          </table:table-cell>
          <table:table-cell office:value-type="string" calcext:value-type="string">
            <text:p>SPI1_MISO (Mode Full-Duplex Master)</text:p>
          </table:table-cell>
          <table:table-cell office:value-type="string" calcext:value-type="string">
            <text:p>SPI1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 / TIM8_CH1N / ADC12_IN7 / TIM3_CH2 / TIM14_CH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OSI</text:p>
          </table:table-cell>
          <table:table-cell office:value-type="string" calcext:value-type="string">
            <text:p>SPI1_MOSI (Mode Full-Duplex Master)</text:p>
          </table:table-cell>
          <table:table-cell office:value-type="string" calcext:value-type="string">
            <text:p>SPI1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VBAT_DROP</text:p>
          </table:table-cell>
          <table:table-cell office:value-type="string" calcext:value-type="string">
            <text:p>ADC12_IN15 (IN15)</text:p>
          </table:table-cell>
          <table:table-cell office:value-type="string" calcext:value-type="string">
            <text:p>VBAT_DR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8 / TIM3_CH3 / 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9 / TIM3_CH4 / 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2/BOOT1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Should be connected to a button. BOOT1 during boot. Regular input during normal operation. The state of BOOT1 only matters when BOOT0 is activated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D_BOOT1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E_BOOT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 / USART3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E_BOOT0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D_BOOT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 / USART3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veral STM32 LQFP64 (e.g. STM32F412) chips have VCAP on pin 30 while on the STM32F103 pin 30 is PB11.</text:p>
            <text:p>Pin 30. To stay compatible with the maximum number of chips, this pin should be connected to a capacitor. We should also break out this pin to a test pad for hacking purpos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GPIO_Analog (no mode)</text:p>
          </table:table-cell>
          <table:table-cell office:value-type="string" calcext:value-type="string">
            <text:p>VCAP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/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DD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/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 / I2S2_WS / I2C2_SMBA / USART3_CK / TIM1_BKIN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1</text:p>
          </table:table-cell>
          <table:table-cell office:value-type="string" calcext:value-type="string">
            <text:p>SPI2_NSS (Hardware NSS Signal hardware NSS Output Singal)</text:p>
          </table:table-cell>
          <table:table-cell office:value-type="string" calcext:value-type="string">
            <text:p>MOD3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 / I2S2_CK / USART3_CTS / TIM1_CH1N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SCK</text:p>
          </table:table-cell>
          <table:table-cell office:value-type="string" calcext:value-type="string">
            <text:p>SPI2_SCK (Mode Full-Duplex Master)</text:p>
          </table:table-cell>
          <table:table-cell office:value-type="string" calcext:value-type="string">
            <text:p>SPI2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 / TIM1_CH2N / USART3_RTS / TIM12_CH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ISO</text:p>
          </table:table-cell>
          <table:table-cell office:value-type="string" calcext:value-type="string">
            <text:p>SPI2_MISO (Mode Full-Duplex Master)</text:p>
          </table:table-cell>
          <table:table-cell office:value-type="string" calcext:value-type="string">
            <text:p>SPI2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 / I2S2_SD / TIM1_CH3N / TIM12_CH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OSI</text:p>
          </table:table-cell>
          <table:table-cell office:value-type="string" calcext:value-type="string">
            <text:p>SPI2_MOSI (Mode Full-Duplex Master)</text:p>
          </table:table-cell>
          <table:table-cell office:value-type="string" calcext:value-type="string">
            <text:p>SPI2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2_MCK / TIM8_CH1 / SDIO_D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BATT_STAT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BATT_ST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3_MCK / TIM8_CH2 / SDIO_D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WIFI_EN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WIFI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8_CH3 / SDIO_D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DIO_D0</text:p>
          </table:table-cell>
          <table:table-cell office:value-type="string" calcext:value-type="string">
            <text:p>SDIO_D0 (Mode SD 1 bit)</text:p>
          </table:table-cell>
          <table:table-cell office:value-type="string" calcext:value-type="string">
            <text:p>SDIO_D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8_CH4 / SDIO_D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tput)</text:p>
          </table:table-cell>
          <table:table-cell office:value-type="string" calcext:value-type="string">
            <text:p>SW_A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 / TIM1_CH1 / MCO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B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 / TIM1_CH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C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 / TIM1_CH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utput)</text:p>
          </table:table-cell>
          <table:table-cell office:value-type="string" calcext:value-type="string">
            <text:p>LCD_BL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B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 / USB_DM / CAN_RX / TIM1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M</text:p>
          </table:table-cell>
          <table:table-cell/>
          <table:table-cell table:style-name="Default" office:value-type="string" calcext:value-type="string">
            <text:p>USB_DM: USB. Cannot remap function.</text:p>
          </table:table-cell>
          <table:table-cell table:number-columns-repeated="4"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 / USB_DP / CAN_TX / 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P</text:p>
          </table:table-cell>
          <table:table-cell/>
          <table:table-cell table:style-name="Default" office:value-type="string" calcext:value-type="string">
            <text:p>USB_DP: USB. Cannot remap function.</text:p>
          </table:table-cell>
          <table:table-cell table:number-columns-repeated="4" office:value-type="string" calcext:value-type="string">
            <text:p>USB_D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/>
          <table:table-cell office:value-type="string" calcext:value-type="string">
            <text:p>SWDIO: Is the only pin with SWDIO, no remap</text:p>
          </table:table-cell>
          <table:table-cell table:number-columns-repeated="4" office:value-type="string" calcext:value-type="string">
            <text:p>SWDI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/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/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SWCLK: SWD debug clock. Cannot remap function.</text:p>
          </table:table-cell>
          <table:table-cell table:number-columns-repeated="4" office:value-type="string" calcext:value-type="string">
            <text:p>SWCL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TIM2_CH1_ETR PA15/ SPI1_NSS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LCD_CS</text:p>
          </table:table-cell>
          <table:table-cell office:value-type="string" calcext:value-type="string">
            <text:p>SPI3_NSS <text:s/>(Hardware NSS Signal hardware NSS Output Singal)</text:p>
          </table:table-cell>
          <table:table-cell office:value-type="string" calcext:value-type="string">
            <text:p>LCD_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 / SDIO_D2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TX</text:p>
          </table:table-cell>
          <table:table-cell office:value-type="string" calcext:value-type="string">
            <text:p>USART3_TX (Mode Asynchronous)</text:p>
          </table:table-cell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 / SDIO_D3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RX</text:p>
          </table:table-cell>
          <table:table-cell office:value-type="string" calcext:value-type="string">
            <text:p>USART3_RX (Mode Asynchronous)</text:p>
          </table:table-cell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 / SDIO_CK</text:p>
          </table:table-cell>
          <table:table-cell office:value-type="string" calcext:value-type="string">
            <text:p>USART3_CK</text:p>
          </table:table-cell>
          <table:table-cell table:style-name="ce2" office:value-type="string" calcext:value-type="string">
            <text:p>SDIO_CK</text:p>
          </table:table-cell>
          <table:table-cell table:style-name="ce2"/>
          <table:table-cell office:value-type="string" calcext:value-type="string">
            <text:p>SDIO_CK: SD card clock. Cannot remap function.</text:p>
          </table:table-cell>
          <table:table-cell table:number-columns-repeated="4" office:value-type="string" calcext:value-type="string">
            <text:p>SDIO_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TIM3_ETR / UART5_RX / SDIO_CM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SDIO_CMD</text:p>
          </table:table-cell>
          <table:table-cell table:style-name="ce2"/>
          <table:table-cell office:value-type="string" calcext:value-type="string">
            <text:p>SDIO_CMD: SD card control. Cannot remap function.</text:p>
          </table:table-cell>
          <table:table-cell table:number-columns-repeated="4" office:value-type="string" calcext:value-type="string">
            <text:p>SDIO_CM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SPI3_SCK / I2S3_CK/</text:p>
          </table:table-cell>
          <table:table-cell office:value-type="string" calcext:value-type="string">
            <text:p>PB3/TRACESWO TIM2_CH2 / SPI1_SCK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office:value-type="string" calcext:value-type="string">
            <text:p>-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SPI3_SCK (Mode Half-Duplex Master)</text:p>
          </table:table-cell>
          <table:table-cell office:value-type="string" calcext:value-type="string">
            <text:p>LCD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PB4/ TIM3_CH1 SPI1_MISO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1_SMBA / SPI3_MOSI / I2S3_SD</text:p>
          </table:table-cell>
          <table:table-cell office:value-type="string" calcext:value-type="string">
            <text:p>TIM3_CH2 / SPI1_MOSI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office:value-type="string" calcext:value-type="string">
            <text:p>-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LCD_MOSI</text:p>
          </table:table-cell>
          <table:table-cell office:value-type="string" calcext:value-type="string">
            <text:p>SPI3_MOSI (Mode Half-Duplex Master)</text:p>
          </table:table-cell>
          <table:table-cell office:value-type="string" calcext:value-type="string">
            <text:p>LCD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 / TIM4_CH1</text:p>
          </table:table-cell>
          <table:table-cell office:value-type="string" calcext:value-type="string">
            <text:p>USART1_TX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TX</text:p>
          </table:table-cell>
          <table:table-cell office:value-type="string" calcext:value-type="string">
            <text:p>USART1_TX (Mode Asynchronous)</text:p>
          </table:table-cell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 / FSMC_NADV / TIM4_CH2</text:p>
          </table:table-cell>
          <table:table-cell office:value-type="string" calcext:value-type="string">
            <text:p>USART1_RX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RX</text:p>
          </table:table-cell>
          <table:table-cell office:value-type="string" calcext:value-type="string">
            <text:p>USART1_RX (Mode Asynchronous)</text:p>
          </table:table-cell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BOOT0: Boot configuration pin.Cannot remap function. Pin has no other functions. This is connected to one of the buttons through a normally open solder bridge. This allows a person to enable the ability to use that switch for configuration during boot while allowing the device to function normally.</text:p>
          </table:table-cell>
          <table:table-cell table:number-columns-repeated="4" office:value-type="string" calcext:value-type="string">
            <text:p>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4_CH3 / SDIO_D4 / TIM10_CH1</text:p>
          </table:table-cell>
          <table:table-cell office:value-type="string" calcext:value-type="string">
            <text:p>I2C1_SCL/ CAN_RX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CL</text:p>
          </table:table-cell>
          <table:table-cell office:value-type="string" calcext:value-type="string">
            <text:p>I2C1_SCL (I2C I2C)</text:p>
          </table:table-cell>
          <table:table-cell office:value-type="string" calcext:value-type="string">
            <text:p>I2C1_S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4_CH4 / SDIO_D5 / TIM11_CH1</text:p>
          </table:table-cell>
          <table:table-cell office:value-type="string" calcext:value-type="string">
            <text:p>I2C1_SDA / CAN_TX</text:p>
          </table:table-cell>
          <table:table-cell office:value-type="string" calcext:value-type="string">
            <text:p>-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DA</text:p>
          </table:table-cell>
          <table:table-cell office:value-type="string" calcext:value-type="string">
            <text:p>I2C1_SDA (I2C I2C)</text:p>
          </table:table-cell>
          <table:table-cell office:value-type="string" calcext:value-type="string">
            <text:p>I2C1_SD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SS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/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/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3:12:08.370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17:02.349867000</meta:creation-date>
    <dc:date>2017-01-22T13:18:46.700719000</dc:date>
    <meta:editing-duration>PT2H10M59S</meta:editing-duration>
    <meta:editing-cycles>49</meta:editing-cycles>
    <meta:generator>LibreOffice/5.2.0.4$MacOSX_X86_64 LibreOffice_project/066b007f5ebcc236395c7d282ba488bca6720265</meta:generator>
    <dc:title>XL-density performance line ARM®-based 32-bit MCU with 768 KB to 1 MB Flash, USB, CAN, 17 timers, 3 ADCs, 13 communication interfaces</dc:title>
    <meta:document-statistic meta:table-count="1" meta:cell-count="734" meta:object-count="0"/>
  </office:meta>
</office:document-meta>
</file>